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list-style-name="WWNum1">
      <style:paragraph-properties fo:margin-left="0.5in" fo:margin-right="0in" fo:margin-top="0.0398in" fo:margin-bottom="0in" loext:contextual-spacing="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text-indent="-0.25in" style:auto-text-indent="false"/>
    </style:style>
    <style:style style:name="P9" style:family="paragraph" style:parent-style-name="Standard" style:list-style-name="WWNum1">
      <style:paragraph-properties fo:margin-left="0.5in" fo:margin-right="0in" fo:margin-top="0in" fo:margin-bottom="0.0429in" loext:contextual-spacing="false" fo:text-indent="-0.25in" style:auto-text-indent="false"/>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4" style:family="paragraph" style:parent-style-name="Standard">
      <style:paragraph-properties fo:break-before="auto" fo:break-after="auto"/>
    </style:style>
    <style:style style:name="P15" style:family="paragraph" style:parent-style-name="Heading_20_1" style:list-style-name="WWNum2"/>
    <style:style style:name="P1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fo:color="#333333" style:font-name="Consolas" fo:background-color="#f8f8f8" loext:char-shading-value="0" style:font-name-asian="Consolas1" style:font-name-complex="Consolas1"/>
    </style:style>
    <style:style style:name="T10" style:family="text">
      <style:text-properties fo:color="#dd1144" style:font-name="Consolas" fo:background-color="#f8f8f8" loext:char-shading-value="0" style:font-name-asian="Consolas1" style:font-name-complex="Consolas1"/>
    </style:style>
    <style:style style:name="T11" style:family="text">
      <style:text-properties style:font-name="Consolas" fo:font-style="italic" style:font-name-asian="Consolas1" style:font-style-asian="italic" style:font-name-complex="Consolas1"/>
    </style:style>
    <style:style style:name="T12" style:family="text">
      <style:text-properties style:text-underline-style="none"/>
    </style:style>
    <style:style style:name="T13" style:family="text">
      <style:text-properties style:text-underline-style="solid" style:text-underline-width="auto" style:text-underline-color="font-color" fo:font-weight="bold" style:font-weight-asian="bold"/>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aczyuw2yex2w"/><text:span text:style-name="T1">Sistemas Informáticos (Computer Systems)</text:span><text:span text:style-name="T2"><text:line-break/></text:span><text:span text:style-name="T3">Scripting in Python 02. Activiti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4.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October 2022</text:span></text:p>
      <text:p text:style-name="P5"/>
      <text:p text:style-name="P4"><text:span text:style-name="T6">Scripting in Python - Part 02</text:span></text:p>
      <text:list xml:id="list828279013" text:style-name="WWNum2">
        <text:list-item>
          <text:p text:style-name="P15"><text:bookmark text:name="_dbh0n1vac4c8"/>Previous information</text:p>
        </text:list-item>
      </text:list>
      <text:p text:style-name="Standard">To get user input in Python, you have to use the function input. This function returns a string. For example:</text:p>
      <table:table table:name="Table1" table:style-name="Table1">
        <table:table-column table:style-name="Table1.A"/>
        <table:table-row table:style-name="Table1.1">
          <table:table-cell table:style-name="Table1.A1" office:value-type="string">
            <text:p text:style-name="P6"><text:span text:style-name="T9">txt = input(</text:span><text:span text:style-name="T10">"Type something interesting: "</text:span><text:span text:style-name="T9">)<text:line-break/>print(</text:span><text:span text:style-name="T10">"You said: "</text:span><text:span text:style-name="T9">, txt)</text:span></text:p>
          </table:table-cell>
        </table:table-row>
      </table:table>
      <text:p text:style-name="Standard">To convert a string into a number, you have to use the function “<text:span text:style-name="T11">int()</text:span>” (to get an integer) or “<text:span text:style-name="T11">float()</text:span>” (to get a decimal number). For example:</text:p>
      <table:table table:name="Table2" table:style-name="Table2">
        <table:table-column table:style-name="Table2.A"/>
        <table:table-row table:style-name="Table2.1">
          <table:table-cell table:style-name="Table2.A1" office:value-type="string">
            <text:p text:style-name="P6"><text:span text:style-name="T9">txt = input(</text:span><text:span text:style-name="T10">"Type something interesting: "</text:span><text:span text:style-name="T9">)<text:line-break/>txtInt=int(txt)</text:span></text:p>
          </table:table-cell>
        </table:table-row>
      </table:table>
      <text:p text:style-name="Standard">Notes that for numerical operations such as mathematical operations (“+”, “-”, “*”, “/”, “.”, “%”, etc.) or numerical comparisons (“&lt;”, “&gt;”, “&lt;=”, “&gt;=”, “==”, etc.), the data what has been read as string, must be converted to numerical data in order to perform those operations.</text:p>
      <text:list xml:id="list43908343179386" text:continue-numbering="true" text:style-name="WWNum2">
        <text:list-item>
          <text:p text:style-name="P15"><text:bookmark text:name="_vycjbmeq8y95"/>Exercise 01</text:p>
        </text:list-item>
      </text:list>
      <text:p text:style-name="Standard">Write a Python program that read four numbers, and then it says which number is the greater and which is the least of them.</text:p>
      <text:list xml:id="list43907652847494" text:continue-numbering="true" text:style-name="WWNum2">
        <text:list-item>
          <text:p text:style-name="P15"><text:bookmark text:name="_opmubt87xij4"/>Exercise 02</text:p>
        </text:list-item>
      </text:list>
      <text:p text:style-name="Standard">Write a Python program for guessing a number between 1 and 99. They can try to guess it in at maximum 5 tries.</text:p>
      <text:list xml:id="list43908094314904" text:continue-numbering="true" text:style-name="WWNum2">
        <text:list-item>
          <text:p text:style-name="P15"><text:bookmark text:name="_azgq11vkm45z"/>Exercise 03</text:p>
        </text:list-item>
      </text:list>
      <text:p text:style-name="Standard">Write a Python program that read two words, and then it says if they are equal or not.</text:p>
      <text:list xml:id="list43907159044499" text:continue-numbering="true" text:style-name="WWNum2">
        <text:list-item>
          <text:p text:style-name="P15"><text:bookmark text:name="_jda1fp5xgexs"/>Exercise 04</text:p>
        </text:list-item>
      </text:list>
      <text:p text:style-name="Standard">Write a Python program that reads three numbers, and then it says if three of them are equal, only two are equal or none are equal.</text:p>
      <text:list xml:id="list43908351017846" text:continue-numbering="true" text:style-name="WWNum2">
        <text:list-item>
          <text:p text:style-name="P15"><text:bookmark text:name="_69sojrflfg0r"/>Exercise 05</text:p>
        </text:list-item>
      </text:list>
      <text:p text:style-name="Standard">Write a Python program that reads two numbers (temperature and humidity) to check if school should be cancelled or not:</text:p>
      <text:list xml:id="list2084810575" text:style-name="WWNum1">
        <text:list-item>
          <text:p text:style-name="P7">If temperature is greater or equal than 40, it prints “Cancel School".</text:p>
        </text:list-item>
        <text:list-item>
          <text:p text:style-name="P8">If temperature is lower than 40 but greater than 32 and humidity is greater than 75, it prints "Cancel school".</text:p>
        </text:list-item>
        <text:list-item>
          <text:p text:style-name="P8">If temperature is lower than 32 but greater than 28 and humidity is greater than 88, it prints "Cancel school".</text:p>
        </text:list-item>
        <text:list-item>
          <text:p text:style-name="P8">If temperature is lower than -25, it prints "Oh my god! It is the end of the world!".</text:p>
        </text:list-item>
        <text:list-item>
          <text:p text:style-name="P9">Otherwise, print “Go to School!”.</text:p>
        </text:list-item>
      </text:list>
      <text:list xml:id="list43908295555829" text:continue-list="list43908351017846" text:style-name="WWNum2">
        <text:list-item>
          <text:p text:style-name="P15"><text:bookmark text:name="_aj813q52u1ef"/>Exercise 06</text:p>
        </text:list-item>
      </text:list>
      <text:p text:style-name="Standard">Repeat exercise 2, but give a little help to the computer to get the number right. After each attempt by the computer, if it has not succeeded, it asks for information on whether the number is greater or less than the one it has proposed. Also, in this program, the number of tries is 20. </text:p>
      <text:p text:style-name="Standard"><text:span text:style-name="T13">It is mandatory to implement this exercise using a for loop or a while loop.</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cripting in Python - Part 02</text:span></text:p>
      </style:header>
      <style:footer>
        <text:p text:style-name="MP4"><text:span text:style-name="MT1">CFGS DAM/DAW<text:tab/><text:tab/>Scripting in Python - Part 02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1" meta:paragraph-count="31" meta:word-count="436" meta:character-count="2394" meta:non-whitespace-character-count="1997"/>
    <meta:generator>LibreOfficeDev/6.0.5.2$Linux_X86_64 LibreOffice_project/</meta:generator>
  </office:meta>
</office:document-meta>
</file>